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paragraph-rsid="00199aaf"/>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4" style:family="paragraph" style:parent-style-name="Standard">
      <style:text-properties style:font-name="Arial" fo:font-size="10.5pt" style:font-size-asian="10.5pt" style:font-size-complex="10.5pt"/>
    </style:style>
    <style:style style:name="P5"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Arial" fo:font-size="12pt" fo:font-weight="bold" officeooo:rsid="0005b160" officeooo:paragraph-rsid="0011be98"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Arial" fo:font-size="12pt" fo:font-weight="bold" officeooo:rsid="0011be98" officeooo:paragraph-rsid="0011be98"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Arial" fo:font-size="12pt" fo:font-weight="bold" officeooo:rsid="00199aaf" officeooo:paragraph-rsid="00199aaf"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Arial" fo:font-size="12pt" style:font-size-asian="12pt" style:font-size-complex="12pt"/>
    </style:style>
    <style:style style:name="P10" style:family="paragraph" style:parent-style-name="Standard">
      <style:paragraph-properties fo:text-align="justify" style:justify-single-word="false"/>
      <style:text-properties style:font-name="Arial" fo:font-size="12pt" officeooo:paragraph-rsid="0011be98" style:font-size-asian="12pt" style:font-size-complex="12pt"/>
    </style:style>
    <style:style style:name="P11" style:family="paragraph" style:parent-style-name="Standard">
      <style:paragraph-properties fo:text-align="justify" style:justify-single-word="false"/>
      <style:text-properties style:font-name="Arial" fo:font-size="12pt" officeooo:paragraph-rsid="0005b160" style:font-size-asian="12pt" style:font-size-complex="12pt"/>
    </style:style>
    <style:style style:name="P12" style:family="paragraph" style:parent-style-name="Standard">
      <style:paragraph-properties fo:text-align="justify" style:justify-single-word="false"/>
      <style:text-properties style:font-name="Arial" fo:font-size="12pt" officeooo:paragraph-rsid="0016eec7" style:font-size-asian="12pt" style:font-size-complex="12pt"/>
    </style:style>
    <style:style style:name="P13" style:family="paragraph" style:parent-style-name="Standard">
      <style:paragraph-properties fo:text-align="justify" style:justify-single-word="false"/>
      <style:text-properties style:font-name="Arial" fo:font-size="12pt" officeooo:paragraph-rsid="0017289d" style:font-size-asian="12pt" style:font-size-complex="12pt"/>
    </style:style>
    <style:style style:name="P14" style:family="paragraph" style:parent-style-name="Standard">
      <style:paragraph-properties fo:text-align="justify" style:justify-single-word="false"/>
      <style:text-properties style:font-name="Arial" fo:font-size="12pt" officeooo:paragraph-rsid="00061b0d" style:font-size-asian="12pt" style:font-size-complex="12pt"/>
    </style:style>
    <style:style style:name="P15" style:family="paragraph" style:parent-style-name="Standard">
      <style:paragraph-properties fo:text-align="justify" style:justify-single-word="false"/>
      <style:text-properties style:font-name="Arial" fo:font-size="12pt" officeooo:paragraph-rsid="000e98ed" style:font-size-asian="12pt" style:font-size-complex="12pt"/>
    </style:style>
    <style:style style:name="P16" style:family="paragraph" style:parent-style-name="Standard">
      <style:paragraph-properties fo:text-align="justify" style:justify-single-word="false"/>
      <style:text-properties style:font-name="Arial" fo:font-size="12pt" officeooo:paragraph-rsid="000bad2a" style:font-size-asian="12pt" style:font-size-complex="12pt"/>
    </style:style>
    <style:style style:name="P17" style:family="paragraph" style:parent-style-name="Standard">
      <style:paragraph-properties fo:text-align="justify" style:justify-single-word="false"/>
      <style:text-properties style:font-name="Arial" fo:font-size="12pt" officeooo:paragraph-rsid="00182fcc" style:font-size-asian="12pt" style:font-size-complex="12pt"/>
    </style:style>
    <style:style style:name="P18" style:family="paragraph" style:parent-style-name="Standard">
      <style:paragraph-properties fo:text-align="justify" style:justify-single-word="false"/>
      <style:text-properties style:font-name="Arial" fo:font-size="12pt" officeooo:paragraph-rsid="00120208" style:font-size-asian="12pt" style:font-size-complex="12pt"/>
    </style:style>
    <style:style style:name="P19" style:family="paragraph" style:parent-style-name="Standard">
      <style:paragraph-properties fo:text-align="justify" style:justify-single-word="false"/>
      <style:text-properties style:font-name="Arial" fo:font-size="12pt" officeooo:paragraph-rsid="000ed173" style:font-size-asian="12pt" style:font-size-complex="12pt"/>
    </style:style>
    <style:style style:name="P20" style:family="paragraph" style:parent-style-name="Standard">
      <style:paragraph-properties fo:text-align="justify" style:justify-single-word="false"/>
      <style:text-properties style:font-name="Arial" fo:font-size="12pt" officeooo:rsid="0003b251" officeooo:paragraph-rsid="0003b251" style:font-size-asian="12pt" style:font-size-complex="12pt"/>
    </style:style>
    <style:style style:name="P21" style:family="paragraph" style:parent-style-name="Standard">
      <style:paragraph-properties fo:text-align="justify" style:justify-single-word="false"/>
      <style:text-properties style:font-name="Arial" fo:font-size="12pt" officeooo:rsid="005f07c1" officeooo:paragraph-rsid="005f07c1" style:font-size-asian="12pt" style:font-size-complex="12pt"/>
    </style:style>
    <style:style style:name="P22" style:family="paragraph" style:parent-style-name="Standard">
      <style:paragraph-properties fo:text-align="justify" style:justify-single-word="false"/>
      <style:text-properties style:font-name="Arial" fo:font-size="12pt" officeooo:rsid="0016eec7" officeooo:paragraph-rsid="0016eec7" style:font-size-asian="12pt" style:font-size-complex="12pt"/>
    </style:style>
    <style:style style:name="P23" style:family="paragraph" style:parent-style-name="Standard">
      <style:paragraph-properties fo:text-align="justify" style:justify-single-word="false"/>
      <style:text-properties style:font-name="Arial" fo:font-size="12pt" officeooo:rsid="00061b0d" officeooo:paragraph-rsid="0005b160" style:font-size-asian="12pt" style:font-size-complex="12pt"/>
    </style:style>
    <style:style style:name="P24" style:family="paragraph" style:parent-style-name="Standard">
      <style:paragraph-properties fo:text-align="justify" style:justify-single-word="false"/>
      <style:text-properties style:font-name="Arial" fo:font-size="12pt" officeooo:rsid="00061b0d" officeooo:paragraph-rsid="00061b0d" style:font-size-asian="12pt" style:font-size-complex="12pt"/>
    </style:style>
    <style:style style:name="P25" style:family="paragraph" style:parent-style-name="Standard">
      <style:paragraph-properties fo:text-align="justify" style:justify-single-word="false"/>
      <style:text-properties style:font-name="Arial" fo:font-size="12pt" officeooo:rsid="000bad2a" officeooo:paragraph-rsid="000bad2a" style:font-size-asian="12pt" style:font-size-complex="12pt"/>
    </style:style>
    <style:style style:name="P26" style:family="paragraph" style:parent-style-name="Standard">
      <style:paragraph-properties fo:text-align="justify" style:justify-single-word="false"/>
      <style:text-properties style:font-name="Arial" fo:font-size="12pt" officeooo:rsid="000bed31" officeooo:paragraph-rsid="000ed173" style:font-size-asian="12pt" style:font-size-complex="12pt"/>
    </style:style>
    <style:style style:name="P27" style:family="paragraph" style:parent-style-name="Standard">
      <style:paragraph-properties fo:text-align="justify" style:justify-single-word="false"/>
      <style:text-properties style:font-name="Arial" fo:font-size="12pt" officeooo:rsid="000ed173" officeooo:paragraph-rsid="000ed173" style:font-size-asian="12pt" style:font-size-complex="12pt"/>
    </style:style>
    <style:style style:name="P28" style:family="paragraph" style:parent-style-name="Standard">
      <style:paragraph-properties fo:margin-left="1.251cm" fo:margin-right="0cm" fo:text-align="justify" style:justify-single-word="false" fo:text-indent="0cm" style:auto-text-indent="false"/>
      <style:text-properties style:font-name="Arial" fo:font-size="12pt" fo:font-weight="bold" officeooo:paragraph-rsid="000e98ed" style:font-size-asian="12pt" style:font-weight-asian="bold" style:font-size-complex="12pt" style:font-weight-complex="bold"/>
    </style:style>
    <style:style style:name="P29" style:family="paragraph" style:parent-style-name="Standard">
      <style:paragraph-properties fo:margin-left="1.251cm" fo:margin-right="0cm" fo:text-align="justify" style:justify-single-word="false" fo:text-indent="0cm" style:auto-text-indent="false"/>
      <style:text-properties style:font-name="Arial" fo:font-size="12pt" fo:font-weight="bold" officeooo:rsid="000ed173" officeooo:paragraph-rsid="000e98ed" style:font-size-asian="12pt" style:font-weight-asian="bold" style:font-size-complex="12pt" style:font-weight-complex="bold"/>
    </style:style>
    <style:style style:name="P30" style:family="paragraph" style:parent-style-name="Standard">
      <style:paragraph-properties fo:margin-left="1.251cm" fo:margin-right="0cm" fo:text-align="justify" style:justify-single-word="false" fo:text-indent="0cm" style:auto-text-indent="false"/>
      <style:text-properties style:font-name="Arial" fo:font-size="12pt" fo:font-weight="bold" officeooo:rsid="00061b0d" officeooo:paragraph-rsid="000e98ed" style:font-size-asian="12pt" style:font-weight-asian="bold" style:font-size-complex="12pt" style:font-weight-complex="bold"/>
    </style:style>
    <style:style style:name="P31" style:family="paragraph" style:parent-style-name="Standard">
      <style:paragraph-properties fo:margin-left="1.251cm" fo:margin-right="0cm" fo:text-align="justify" style:justify-single-word="false" fo:text-indent="0cm" style:auto-text-indent="false"/>
      <style:text-properties style:font-name="Arial" fo:font-size="12pt" officeooo:paragraph-rsid="000e98ed" style:font-size-asian="12pt" style:font-size-complex="12pt"/>
    </style:style>
    <style:style style:name="P32" style:family="paragraph" style:parent-style-name="Standard">
      <style:paragraph-properties fo:margin-left="1.251cm" fo:margin-right="0cm" fo:text-align="justify" style:justify-single-word="false" fo:text-indent="0cm" style:auto-text-indent="false"/>
      <style:text-properties style:font-name="Arial" fo:font-size="12pt" officeooo:paragraph-rsid="00182fcc" style:font-size-asian="12pt" style:font-size-complex="12pt"/>
    </style:style>
    <style:style style:name="P33" style:family="paragraph" style:parent-style-name="Standard">
      <style:paragraph-properties fo:margin-left="1.251cm" fo:margin-right="0cm" fo:text-align="justify" style:justify-single-word="false" fo:text-indent="0cm" style:auto-text-indent="false"/>
      <style:text-properties style:font-name="Arial" fo:font-size="12pt" officeooo:paragraph-rsid="000ed173" style:font-size-asian="12pt" style:font-size-complex="12pt"/>
    </style:style>
    <style:style style:name="P34" style:family="paragraph" style:parent-style-name="Standard">
      <style:paragraph-properties fo:margin-left="1.251cm" fo:margin-right="0cm" fo:text-align="justify" style:justify-single-word="false" fo:text-indent="0cm" style:auto-text-indent="false"/>
      <style:text-properties style:font-name="Arial" fo:font-size="12pt" officeooo:rsid="000bed31" officeooo:paragraph-rsid="000ed173" style:font-size-asian="12pt" style:font-size-complex="12pt"/>
    </style:style>
    <style:style style:name="P35" style:family="paragraph" style:parent-style-name="Standard">
      <style:paragraph-properties fo:margin-left="1.251cm" fo:margin-right="0cm" fo:text-align="justify" style:justify-single-word="false" fo:text-indent="0cm" style:auto-text-indent="false"/>
      <style:text-properties style:font-name="Arial" fo:font-size="12pt" fo:font-style="italic" officeooo:paragraph-rsid="0015d618" style:font-size-asian="12pt" style:font-style-asian="italic" style:font-size-complex="12pt" style:font-style-complex="italic"/>
    </style:style>
    <style:style style:name="P36" style:family="paragraph" style:parent-style-name="Standard">
      <style:paragraph-properties fo:margin-left="1.251cm" fo:margin-right="0cm" fo:text-align="justify" style:justify-single-word="false" fo:text-indent="0cm" style:auto-text-indent="false"/>
      <style:text-properties style:font-name="Arial" fo:font-size="12pt" fo:font-style="italic" officeooo:rsid="00061b0d" officeooo:paragraph-rsid="00061b0d" style:font-size-asian="12pt" style:font-style-asian="italic" style:font-size-complex="12pt" style:font-style-complex="italic"/>
    </style:style>
    <style:style style:name="P37" style:family="paragraph" style:parent-style-name="Standard">
      <style:paragraph-properties fo:margin-left="0cm" fo:margin-right="0cm" fo:text-align="justify" style:justify-single-word="false" fo:text-indent="0cm" style:auto-text-indent="false"/>
      <style:text-properties style:font-name="Arial" fo:font-size="12pt" officeooo:paragraph-rsid="000e98ed" style:font-size-asian="12pt" style:font-size-complex="12pt"/>
    </style:style>
    <style:style style:name="P38" style:family="paragraph" style:parent-style-name="Standard">
      <style:paragraph-properties fo:margin-left="0cm" fo:margin-right="0cm" fo:text-align="justify" style:justify-single-word="false" fo:text-indent="0cm" style:auto-text-indent="false"/>
      <style:text-properties style:font-name="Arial" fo:font-size="12pt" officeooo:rsid="000bad2a" officeooo:paragraph-rsid="00182fcc" style:font-size-asian="12pt" style:font-size-complex="12pt"/>
    </style:style>
    <style:style style:name="P39" style:family="paragraph" style:parent-style-name="Standard">
      <style:paragraph-properties fo:margin-left="2.501cm" fo:margin-right="0cm" fo:text-align="justify" style:justify-single-word="false" fo:text-indent="0cm" style:auto-text-indent="false"/>
      <style:text-properties style:font-name="Arial" fo:font-size="12pt" officeooo:paragraph-rsid="0017289d" style:font-size-asian="12pt" style:font-size-complex="12pt"/>
    </style:style>
    <style:style style:name="T1" style:family="text">
      <style:text-properties officeooo:rsid="00199aaf"/>
    </style:style>
    <style:style style:name="T2" style:family="text">
      <style:text-properties officeooo:rsid="001d65e9"/>
    </style:style>
    <style:style style:name="T3" style:family="text">
      <style:text-properties officeooo:rsid="0003b251"/>
    </style:style>
    <style:style style:name="T4" style:family="text">
      <style:text-properties officeooo:rsid="0005b160"/>
    </style:style>
    <style:style style:name="T5" style:family="text">
      <style:text-properties officeooo:rsid="00061b0d"/>
    </style:style>
    <style:style style:name="T6" style:family="text">
      <style:text-properties officeooo:rsid="00098b02"/>
    </style:style>
    <style:style style:name="T7" style:family="text">
      <style:text-properties officeooo:rsid="000bad2a"/>
    </style:style>
    <style:style style:name="T8" style:family="text">
      <style:text-properties officeooo:rsid="000e98ed"/>
    </style:style>
    <style:style style:name="T9" style:family="text">
      <style:text-properties fo:font-weight="bold" style:font-weight-asian="bold" style:font-weight-complex="bold"/>
    </style:style>
    <style:style style:name="T10" style:family="text">
      <style:text-properties fo:font-weight="bold" officeooo:rsid="0005b160" style:font-weight-asian="bold" style:font-weight-complex="bold"/>
    </style:style>
    <style:style style:name="T11" style:family="text">
      <style:text-properties fo:font-weight="bold" officeooo:rsid="00061b0d" style:font-weight-asian="bold" style:font-weight-complex="bold"/>
    </style:style>
    <style:style style:name="T12" style:family="text">
      <style:text-properties fo:font-weight="bold" officeooo:rsid="000bad2a" style:font-weight-asian="bold" style:font-weight-complex="bold"/>
    </style:style>
    <style:style style:name="T13" style:family="text">
      <style:text-properties fo:font-weight="bold" officeooo:rsid="0015d618" style:font-weight-asian="bold" style:font-weight-complex="bold"/>
    </style:style>
    <style:style style:name="T14" style:family="text">
      <style:text-properties fo:font-weight="bold" officeooo:rsid="00184ec6" style:font-weight-asian="bold" style:font-weight-complex="bold"/>
    </style:style>
    <style:style style:name="T15" style:family="text">
      <style:text-properties fo:font-weight="bold" officeooo:rsid="005f07c1" style:font-weight-asian="bold" style:font-weight-complex="bold"/>
    </style:style>
    <style:style style:name="T16" style:family="text">
      <style:text-properties fo:font-weight="bold" officeooo:rsid="0016eec7" style:font-weight-asian="bold" style:font-weight-complex="bold"/>
    </style:style>
    <style:style style:name="T17" style:family="text">
      <style:text-properties fo:font-weight="bold" officeooo:rsid="0017289d" style:font-weight-asian="bold" style:font-weight-complex="bold"/>
    </style:style>
    <style:style style:name="T18" style:family="text">
      <style:text-properties fo:font-weight="bold" officeooo:rsid="000e98ed" style:font-weight-asian="bold" style:font-weight-complex="bold"/>
    </style:style>
    <style:style style:name="T19" style:family="text">
      <style:text-properties fo:font-weight="bold" officeooo:rsid="0011be98" style:font-weight-asian="bold" style:font-weight-complex="bold"/>
    </style:style>
    <style:style style:name="T20" style:family="text">
      <style:text-properties fo:font-weight="bold" officeooo:rsid="00199aaf" style:font-weight-asian="bold" style:font-weight-complex="bold"/>
    </style:style>
    <style:style style:name="T21" style:family="text">
      <style:text-properties fo:font-weight="bold" officeooo:rsid="00182fcc" style:font-weight-asian="bold" style:font-weight-complex="bold"/>
    </style:style>
    <style:style style:name="T22" style:family="text">
      <style:text-properties fo:font-weight="bold" officeooo:rsid="000bed31" style:font-weight-asian="bold" style:font-weight-complex="bold"/>
    </style:style>
    <style:style style:name="T23" style:family="text">
      <style:text-properties officeooo:rsid="000ed173"/>
    </style:style>
    <style:style style:name="T24" style:family="text">
      <style:text-properties fo:font-weight="normal" officeooo:rsid="0015c60e" style:font-weight-asian="normal" style:font-weight-complex="normal"/>
    </style:style>
    <style:style style:name="T25" style:family="text">
      <style:text-properties fo:font-weight="normal" officeooo:rsid="00161caf" style:font-weight-asian="normal" style:font-weight-complex="normal"/>
    </style:style>
    <style:style style:name="T26" style:family="text">
      <style:text-properties fo:font-weight="normal" officeooo:rsid="00184ec6" style:font-weight-asian="normal" style:font-weight-complex="normal"/>
    </style:style>
    <style:style style:name="T27" style:family="text">
      <style:text-properties fo:font-weight="normal" officeooo:rsid="0015d618" style:font-weight-asian="normal" style:font-weight-complex="normal"/>
    </style:style>
    <style:style style:name="T28" style:family="text">
      <style:text-properties fo:font-weight="normal" officeooo:rsid="00182fcc" style:font-weight-asian="normal" style:font-weight-complex="normal"/>
    </style:style>
    <style:style style:name="T29" style:family="text">
      <style:text-properties fo:font-weight="normal" officeooo:rsid="000bed31" style:font-weight-asian="normal" style:font-weight-complex="normal"/>
    </style:style>
    <style:style style:name="T30" style:family="text">
      <style:text-properties fo:font-weight="normal" officeooo:rsid="000ed173" style:font-weight-asian="normal" style:font-weight-complex="normal"/>
    </style:style>
    <style:style style:name="T31" style:family="text">
      <style:text-properties fo:font-weight="normal" officeooo:rsid="00120208" style:font-weight-asian="normal" style:font-weight-complex="normal"/>
    </style:style>
    <style:style style:name="T32" style:family="text">
      <style:text-properties fo:font-weight="normal" officeooo:rsid="00199aaf" style:font-weight-asian="normal" style:font-weight-complex="normal"/>
    </style:style>
    <style:style style:name="T33" style:family="text">
      <style:text-properties officeooo:rsid="00140190"/>
    </style:style>
    <style:style style:name="T34" style:family="text">
      <style:text-properties officeooo:rsid="0015c60e"/>
    </style:style>
    <style:style style:name="T35" style:family="text">
      <style:text-properties style:text-underline-style="none" fo:font-weight="normal" officeooo:rsid="0015c60e" style:font-weight-asian="normal" style:font-weight-complex="normal"/>
    </style:style>
    <style:style style:name="T36" style:family="text">
      <style:text-properties style:text-underline-style="none" officeooo:rsid="0015c60e"/>
    </style:style>
    <style:style style:name="T37" style:family="text">
      <style:text-properties officeooo:rsid="0015d618"/>
    </style:style>
    <style:style style:name="T38" style:family="text">
      <style:text-properties fo:font-size="11pt" fo:font-weight="bold" officeooo:rsid="0015d618" style:font-size-asian="11pt" style:font-weight-asian="bold" style:font-size-complex="11pt" style:font-weight-complex="bold"/>
    </style:style>
    <style:style style:name="T39" style:family="text">
      <style:text-properties fo:font-size="11pt" fo:font-weight="bold" officeooo:rsid="00061b0d" style:font-size-asian="11pt" style:font-weight-asian="bold" style:font-size-complex="11pt" style:font-weight-complex="bold"/>
    </style:style>
    <style:style style:name="T40" style:family="text">
      <style:text-properties fo:font-size="11pt" fo:font-weight="bold" officeooo:rsid="000e98ed" style:font-size-asian="11pt" style:font-weight-asian="bold" style:font-size-complex="11pt" style:font-weight-complex="bold"/>
    </style:style>
    <style:style style:name="T41" style:family="text">
      <style:text-properties fo:font-size="11pt" fo:font-weight="bold" officeooo:rsid="0016eec7" style:font-size-asian="11pt" style:font-weight-asian="bold" style:font-size-complex="11pt" style:font-weight-complex="bold"/>
    </style:style>
    <style:style style:name="T42" style:family="text">
      <style:text-properties fo:font-size="11pt" fo:font-weight="bold" officeooo:rsid="0017289d" style:font-size-asian="11pt" style:font-weight-asian="bold" style:font-size-complex="11pt" style:font-weight-complex="bold"/>
    </style:style>
    <style:style style:name="T43" style:family="text">
      <style:text-properties fo:font-size="11pt" fo:font-weight="bold" officeooo:rsid="000bad2a" style:font-size-asian="11pt" style:font-weight-asian="bold" style:font-size-complex="11pt" style:font-weight-complex="bold"/>
    </style:style>
    <style:style style:name="T44" style:family="text">
      <style:text-properties fo:font-size="11pt" fo:font-weight="bold" officeooo:rsid="00182fcc" style:font-size-asian="11pt" style:font-weight-asian="bold" style:font-size-complex="11pt" style:font-weight-complex="bold"/>
    </style:style>
    <style:style style:name="T45" style:family="text">
      <style:text-properties fo:font-size="11pt" fo:font-weight="bold" officeooo:rsid="0011be98" style:font-size-asian="11pt" style:font-weight-asian="bold" style:font-size-complex="11pt" style:font-weight-complex="bold"/>
    </style:style>
    <style:style style:name="T46" style:family="text">
      <style:text-properties fo:font-size="11pt" fo:font-weight="bold" officeooo:rsid="00199aaf" style:font-size-asian="11pt" style:font-weight-asian="bold" style:font-size-complex="11pt" style:font-weight-complex="bold"/>
    </style:style>
    <style:style style:name="T47" style:family="text">
      <style:text-properties fo:font-size="11pt" fo:font-weight="bold" officeooo:rsid="000bed31" style:font-size-asian="11pt" style:font-weight-asian="bold" style:font-size-complex="11pt" style:font-weight-complex="bold"/>
    </style:style>
    <style:style style:name="T48" style:family="text">
      <style:text-properties fo:font-size="11pt" style:font-size-asian="11pt" style:font-size-complex="11pt"/>
    </style:style>
    <style:style style:name="T49" style:family="text">
      <style:text-properties fo:font-size="11pt" officeooo:rsid="00061b0d" style:font-size-asian="11pt" style:font-size-complex="11pt"/>
    </style:style>
    <style:style style:name="T50" style:family="text">
      <style:text-properties fo:font-size="11pt" officeooo:rsid="0015d618" style:font-size-asian="11pt" style:font-size-complex="11pt"/>
    </style:style>
    <style:style style:name="T51" style:family="text">
      <style:text-properties fo:font-size="11pt" officeooo:rsid="000e98ed" style:font-size-asian="11pt" style:font-size-complex="11pt"/>
    </style:style>
    <style:style style:name="T52" style:family="text">
      <style:text-properties fo:font-size="11pt" officeooo:rsid="0016eec7" style:font-size-asian="11pt" style:font-size-complex="11pt"/>
    </style:style>
    <style:style style:name="T53" style:family="text">
      <style:text-properties fo:font-size="11pt" officeooo:rsid="0017289d" style:font-size-asian="11pt" style:font-size-complex="11pt"/>
    </style:style>
    <style:style style:name="T54" style:family="text">
      <style:text-properties fo:font-size="11pt" officeooo:rsid="000bad2a" style:font-size-asian="11pt" style:font-size-complex="11pt"/>
    </style:style>
    <style:style style:name="T55" style:family="text">
      <style:text-properties fo:font-size="11pt" officeooo:rsid="00182fcc" style:font-size-asian="11pt" style:font-size-complex="11pt"/>
    </style:style>
    <style:style style:name="T56" style:family="text">
      <style:text-properties fo:font-size="11pt" officeooo:rsid="00199aaf" style:font-size-asian="11pt" style:font-size-complex="11pt"/>
    </style:style>
    <style:style style:name="T57" style:family="text">
      <style:text-properties fo:font-size="11pt" officeooo:rsid="000ed173" style:font-size-asian="11pt" style:font-size-complex="11pt"/>
    </style:style>
    <style:style style:name="T58" style:family="text">
      <style:text-properties fo:font-size="11pt" officeooo:rsid="000bed31" style:font-size-asian="11pt" style:font-size-complex="11pt"/>
    </style:style>
    <style:style style:name="T59" style:family="text">
      <style:text-properties fo:font-size="11pt" fo:font-weight="normal" officeooo:rsid="0015d618" style:font-size-asian="11pt" style:font-weight-asian="normal" style:font-size-complex="11pt" style:font-weight-complex="normal"/>
    </style:style>
    <style:style style:name="T60" style:family="text">
      <style:text-properties fo:font-size="11pt" fo:font-weight="normal" officeooo:rsid="00161caf" style:font-size-asian="11pt" style:font-weight-asian="normal" style:font-size-complex="11pt" style:font-weight-complex="normal"/>
    </style:style>
    <style:style style:name="T61" style:family="text">
      <style:text-properties fo:font-size="11pt" fo:font-weight="normal" officeooo:rsid="00182fcc" style:font-size-asian="11pt" style:font-weight-asian="normal" style:font-size-complex="11pt" style:font-weight-complex="normal"/>
    </style:style>
    <style:style style:name="T62" style:family="text">
      <style:text-properties fo:font-size="11pt" fo:font-weight="normal" officeooo:rsid="000bed31" style:font-size-asian="11pt" style:font-weight-asian="normal" style:font-size-complex="11pt" style:font-weight-complex="normal"/>
    </style:style>
    <style:style style:name="T63" style:family="text">
      <style:text-properties fo:font-size="11pt" fo:font-weight="normal" officeooo:rsid="000ed173" style:font-size-asian="11pt" style:font-weight-asian="normal" style:font-size-complex="11pt" style:font-weight-complex="normal"/>
    </style:style>
    <style:style style:name="T64" style:family="text">
      <style:text-properties fo:font-size="11pt" fo:font-weight="normal" officeooo:rsid="00120208" style:font-size-asian="11pt" style:font-weight-asian="normal" style:font-size-complex="11pt" style:font-weight-complex="normal"/>
    </style:style>
    <style:style style:name="T65" style:family="text">
      <style:text-properties fo:font-size="11pt" fo:font-weight="normal" officeooo:rsid="00199aaf" style:font-size-asian="11pt" style:font-weight-asian="normal" style:font-size-complex="11pt" style:font-weight-complex="normal"/>
    </style:style>
    <style:style style:name="T66" style:family="text">
      <style:text-properties officeooo:rsid="0016eec7"/>
    </style:style>
    <style:style style:name="T67" style:family="text">
      <style:text-properties officeooo:rsid="0017289d"/>
    </style:style>
    <style:style style:name="T68" style:family="text">
      <style:text-properties officeooo:rsid="00182fcc"/>
    </style:style>
    <style:style style:name="T69" style:family="text">
      <style:text-properties officeooo:rsid="000bed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éthodologie : construire un plan</text:p>
      <text:p text:style-name="P4"/>
      <text:p text:style-name="P4"/>
      <text:p text:style-name="P5">I. <text:span text:style-name="T3">Principe général</text:span></text:p>
      <text:p text:style-name="P9"/>
      <text:p text:style-name="P20">Un plan de dissertation se compose de grandes parties, <text:span text:style-name="T6">q</text:span>ui se divisent elles-mêmes en sous-parties.</text:p>
      <text:p text:style-name="P21">Les grandes parties sont au nombre de deux ou trois :</text:p>
      <text:p text:style-name="P20"><text:tab/>- soit <text:span text:style-name="T9">trois grandes parties </text:span>divisées chacune en <text:span text:style-name="T9">deux sous-parties </text:span><text:span text:style-name="T15">(ou un seul gros paragraphe)</text:span></text:p>
      <text:p text:style-name="P20"><text:tab/>- soit <text:span text:style-name="T9">deux grandes parties</text:span> divisées chacune en <text:span text:style-name="T9">trois sous-parties </text:span><text:span text:style-name="T15">(ou deux grosses sous-parties)</text:span></text:p>
      <text:p text:style-name="P20">Le plan en trois grandes parties est conseillé parce qu'il vous empêche de construire votre dissertation autour d'une opposition binaire <text:span text:style-name="T8">(mais il n'a rien de nécessaire)</text:span>.</text:p>
      <text:p text:style-name="P20"/>
      <text:p text:style-name="P10">Nous allons travailler avec l'exemple suivant : « Le travail libère-t-il l’homme ? »</text:p>
      <text:p text:style-name="P6"/>
      <text:p text:style-name="P7">II. La construction des parties</text:p>
      <text:p text:style-name="P7"><text:tab/><text:span text:style-name="T34">A. Toujours être dans le sujet</text:span></text:p>
      <text:p text:style-name="P7"/>
      <text:p text:style-name="P7"><text:tab/><text:span text:style-name="T24">Un sujet de philosophie vous demandera toujours d’articuler plusieurs concepts ensemble. Par exemple, le sujet « le travail libère-t-il l’homme ? » vous demande d’étudier les rapports entre </text:span><text:span text:style-name="T34">travail</text:span><text:span text:style-name="T24"> et </text:span><text:span text:style-name="T34">liberté </text:span><text:span text:style-name="T24">; le sujet « faut-il être ignorant pour être heureux ? » vous interroge sur les rapports entre </text:span><text:span text:style-name="T34">bonheur</text:span><text:span text:style-name="T24"> et </text:span><text:span text:style-name="T34">ignorance</text:span><text:span text:style-name="T24">.</text:span></text:p>
      <text:p text:style-name="P7"><text:span text:style-name="T24"><text:tab/>Chacune de vos thèses de parties (et chacune de vos thèses de sous-parties) doit faire référence à </text:span><text:span text:style-name="T34">tous</text:span><text:span text:style-name="T24"> ces concepts. Si on vous interroge sur les rapports entre travail et liberté, une partie ou une sous-partie qui ne parlerait </text:span><text:span text:style-name="T34">que</text:span><text:span text:style-name="T35"> du travail ou </text:span><text:span text:style-name="T36">que</text:span><text:span text:style-name="T35"> de la liberté serait hors-sujet.</text:span></text:p>
      <text:p text:style-name="P7"/>
      <text:p text:style-name="P28"><text:span text:style-name="T34">B.</text:span> <text:span text:style-name="T4">A</text:span>lle<text:span text:style-name="T4">r</text:span> du plus simple au plus compl<text:span text:style-name="T4">exe</text:span></text:p>
      <text:p text:style-name="P31"/>
      <text:p text:style-name="P37"><text:tab/><text:span text:style-name="T4">Pour trouver la thèse de votre première partie, vous pouvez essayer d'</text:span><text:span text:style-name="T10">identifier l'opinion commune</text:span><text:span text:style-name="T4">, c'est-à-dire la réponse au sujet qui semble la plus évidente et vous viendrait naturellement. Le but de votre première partie sera alors de montrer que cette opinion commune ne peut pas tenir à une analyse critique un peu aboutie.</text:span></text:p>
      <text:p text:style-name="P37"/>
      <text:p text:style-name="P11"><text:tab/><text:span text:style-name="T33">Puisque vous avez montré les limites de l’opinion commune, votre seconde partie va proposer une nouvelle réponse au sujet : une thèse moins naïve et plus rigoureuse. Vous pourrez alors commencer à </text:span><text:span text:style-name="T11">aller dans l'abstraction philosophique</text:span><text:span text:style-name="T5">, de façon maîtrisée et construite. C'est ici que vous allez pouvoir construire des analyses et des distinctions conceptuelles, des raisonnements plus abstraits.</text:span></text:p>
      <text:p text:style-name="P11"/>
      <text:p text:style-name="P12"><text:tab/><text:span text:style-name="T66">Pour la troisième partie, vous êtes particulièrement libre de diriger votre réflexion dans le sens qui vous convient. Plusieurs possibilités s’offrent à vous :</text:span></text:p>
      <text:p text:style-name="P12"><text:span text:style-name="T66"><text:tab/>- Vous pouvez considérer que la thèse II est elle-même insuffisante. Il va donc falloir construire une thèse III qui réponde aux problèmes posés par les deux précédentes thèses (c’est ce qu’on appelle un </text:span><text:span text:style-name="T16">plan dialectique</text:span><text:span text:style-name="T66">). </text:span><text:span text:style-name="T67">Votre thèse III est donc la solution la plus convaincante que vous pouvez donner à la question qu’on vous pose.</text:span></text:p>
      <text:p text:style-name="P12"><text:span text:style-name="T66"><text:tab/>- Vous pouvez considérer que la thèse II est juste mais incomplète : il faut pousser plus loin. Votre thèse </text:span><text:span text:style-name="T67">III</text:span><text:span text:style-name="T66"> pourra</text:span><text:span text:style-name="T5"> </text:span><text:span text:style-name="T11">tirer les conséquences concrètes, pratiques</text:span><text:span text:style-name="T5">, de ce que </text:span><text:span text:style-name="T66">vous avez développé en </text:span><text:span text:style-name="T67">II</text:span><text:span text:style-name="T66">.</text:span><text:span text:style-name="T5"> L'idée est de </text:span><text:span text:style-name="T66">partir de l’abstraction, et de </text:span><text:span text:style-name="T5">revenir vers le concret, vers le monde « réel ».</text:span></text:p>
      <text:p text:style-name="P13"><text:span text:style-name="T5"><text:tab/></text:span><text:span text:style-name="T66">- Vous pouvez </text:span><text:span text:style-name="T17">changer d’angle de réponse </text:span><text:span text:style-name="T67">: l’idée c’est de montrer que ce que vous avez dit jusque là ne touche en fait pas le véritable cœur du problème. Cela peut se faire de deux façons </text:span><text:soft-page-break/><text:span text:style-name="T67">différentes :</text:span></text:p>
      <text:p text:style-name="P39"><text:span text:style-name="T67">- vous </text:span><text:span text:style-name="T17">redéfinissez un concept du sujet</text:span><text:span text:style-name="T67">, et vous expliquez quel est son sens important (par exemple, imaginons que vos parties I et II se soient contentées de concevoir la liberté comme le fait d’avoir la capacité physique d’exécuter certaines actions… Vous pourriez montrer qu’en fait la grande question de la liberté c’est celle de la liberté intérieure, la liberté de l’esprit.)</text:span></text:p>
      <text:p text:style-name="P39"><text:span text:style-name="T67">- vous </text:span><text:span text:style-name="T17">remettez en question un présupposé du sujet</text:span><text:span text:style-name="T67">. Par exemple, si votre sujet est « pourquoi voulons-nous être libres ? », une bonne troisième partie pourrait consister à se demander si nous désirons vraiment être libres.</text:span></text:p>
      <text:p text:style-name="P22"/>
      <text:p text:style-name="P29"><text:span text:style-name="T34">C</text:span>. Chaque partie doit proposer une idée réellement différente des autres parties</text:p>
      <text:p text:style-name="P11"/>
      <text:p text:style-name="P23"><text:tab/>La meilleure façon de construire un plan qui ne soit pas répétitif, c'est d'<text:span text:style-name="T9">introduire un nouveau concept</text:span> à chaque partie (sauf peut-être la première, qui <text:span text:style-name="T8">dans la mesure où elle développe une opinion commune </text:span>peut rester plus proche du sujet). Ce concept va vous permettre de dire des choses intéressantes sans vous répéter.</text:p>
      <text:p text:style-name="P14"><text:span text:style-name="T11">Exemple :</text:span><text:span text:style-name="T5"><text:line-break/><text:tab/></text:span><text:span text:style-name="T11">1ère partie :</text:span><text:span text:style-name="T5"> on va essayer de développer un concept qui nous vient naturellement quand on pense à cette question : la question de l'</text:span><text:span text:style-name="T11">autonomie</text:span><text:span text:style-name="T5">. On la prend dans un sens très matériel, comme capacité à nous procurer les biens dont nous avons besoin pour vivre.</text:span></text:p>
      <text:p text:style-name="P35">→<text:span text:style-name="T37"> Thèse : « </text:span><text:span text:style-name="T25">Le travail </text:span><text:span text:style-name="T26">nous libère en assurant </text:span><text:span text:style-name="T27">notre </text:span><text:span text:style-name="T13">autonomie</text:span><text:span text:style-name="T27">, dans la mesure où il permet</text:span><text:span text:style-name="T26"> la production matérielle de ce dont nous avons besoin pour vivre. </text:span><text:span text:style-name="T14">»</text:span></text:p>
      <text:p text:style-name="P14"><text:span text:style-name="T5"><text:tab/></text:span><text:span text:style-name="T11">2è partie :</text:span><text:span text:style-name="T5"> on peut rajouter le concept d</text:span><text:span text:style-name="T8">e </text:span><text:span text:style-name="T18">m</text:span><text:span text:style-name="T13">aîtrise</text:span><text:span text:style-name="T18"> de soi</text:span><text:span text:style-name="T8">, en disant que le travail modifie d'abord la personne du travailleur avant de modifier le monde extérieur.</text:span></text:p>
      <text:p text:style-name="P35"><text:span text:style-name="T5">→</text:span><text:span text:style-name="T37"> Thèse : « C’est par </text:span><text:span text:style-name="T27">l</text:span><text:span text:style-name="T25">'expérience de l'effort q</text:span><text:span text:style-name="T27">ue nous pouvons</text:span><text:span text:style-name="T25"> connaître et développer nos pouvoirs d'être et d'agir ; </text:span><text:span text:style-name="T27">le travail nous apprend donc à </text:span><text:span text:style-name="T13">maîtriser notre propre esprit. »</text:span></text:p>
      <text:p text:style-name="P24"><text:tab/><text:span text:style-name="T9">3è partie :</text:span> on <text:span text:style-name="T7">déplace légèrement l’interrogation en la mettant sur un plan plus politique (on centre sur la question de l'organisation des </text:span><text:span text:style-name="T12">conditions de travail</text:span><text:span text:style-name="T7">). Nous allons utiliser la réflexion de la partie 2 pour en tirer des conséquences pratiques.</text:span></text:p>
      <text:p text:style-name="P36">→<text:span text:style-name="T37"> Thèse : « Pour que le travail puisse remplir son rôle de construction de soi, il faut que les </text:span><text:span text:style-name="T13">conditions de travail</text:span><text:span text:style-name="T37"> soient elles-mêmes humaines »</text:span></text:p>
      <text:p text:style-name="P24"/>
      <text:p text:style-name="P30"><text:span text:style-name="T34">D</text:span>. Les parties doivent se suivre de façon logique</text:p>
      <text:p text:style-name="P15"/>
      <text:p text:style-name="P24"><text:tab/>Le test ultime pour savoir si votre plan est bon consiste à vous demander s'il aurait eu du sens à mettre la partie 2 avant la partie 1, ou la partie 3 avant la partie 2. S'il n'y a pas d'ordre logique ni de progression, votre plan n'est pas bon : chaque partie doit être à sa place et ouvrir naturellement sur la suivante.</text:p>
      <text:p text:style-name="P24"/>
      <text:p text:style-name="P16"><text:span text:style-name="T19">III</text:span><text:span text:style-name="T12">. </text:span><text:span text:style-name="T19">Construction des </text:span><text:span text:style-name="T20">sous-parties</text:span></text:p>
      <text:p text:style-name="P25"/>
      <text:p text:style-name="P17"><text:span text:style-name="T7">Une fois que vous avez trouvé vos deux ou trois grandes parties, vous allez </text:span><text:span text:style-name="T12">chercher les sous-parties à développer</text:span><text:span text:style-name="T7">. </text:span><text:span text:style-name="T68">Vous avez plusieurs façons de trouver vos sous-parties en fonction de votre thèse de partie ; en voici q</text:span><text:span text:style-name="T1">uelques-unes </text:span><text:span text:style-name="T68">:</text:span></text:p>
      <text:p text:style-name="P32"><text:span text:style-name="T68">- une </text:span><text:span text:style-name="T21">progression critique</text:span><text:span text:style-name="T68"> : vous commencez par justifiez votre thèse de partie : vous argumentez, vous définissez, vous raisonnez, vous faites des distinctions conceptuelles… Et dans une deuxième sous-partie, vous étudiez les </text:span><text:span text:style-name="T28">limites</text:span><text:span text:style-name="T68"> de cette thèse : pourquoi ne répond-elle pas complètement au sujet ? Quels sont les problèmes qu’elle pose ?</text:span></text:p>
      <text:p text:style-name="P32"><text:span text:style-name="T7">- </text:span><text:span text:style-name="T68">une </text:span><text:span text:style-name="T21">progression par accumulation</text:span><text:span text:style-name="T68"> : chaque sous-partie présente un argument pour votre thèse de partie. Vous mettez le plus faible d’abord, le plus fort ensuite. Attention, n’abusez pas de ces accumulations !</text:span></text:p>
      <text:p text:style-name="P32"><text:span text:style-name="T68">- une </text:span><text:span text:style-name="T21">progression par raisonnement</text:span><text:span text:style-name="T68"> : chaque sous-partie représente une étape de votre </text:span><text:soft-page-break/><text:span text:style-name="T68">raisonnement</text:span></text:p>
      <text:p text:style-name="P32"><text:span text:style-name="T68">- </text:span><text:span text:style-name="T1">etc.</text:span></text:p>
      <text:p text:style-name="P38"/>
      <text:p text:style-name="P18"><text:span text:style-name="T23">Pensez également à faire progresser vos sous-parties de façon satisfaisante : utilisez pour ce faire le test décrit en I</text:span><text:span text:style-name="T1">I-D</text:span><text:span text:style-name="T23">, demandez-vous si vous auriez pu les disposer dans un ordre différent.</text:span></text:p>
      <text:p text:style-name="P25"/>
      <text:p text:style-name="P8">IV. Terminer le plan détaillé</text:p>
      <text:p text:style-name="P25"/>
      <text:p text:style-name="P19"><text:span text:style-name="T23">Ensuite, </text:span><text:span text:style-name="T1">toujours au brouillon, </text:span><text:span text:style-name="T23">ch</text:span><text:span text:style-name="T1">erchez</text:span><text:span text:style-name="T23"> :</text:span></text:p>
      <text:p text:style-name="P34">- <text:span text:style-name="T23">vos développements : allez-vous utilisez un raisonnement, une référence, une distinction conceptuelle ? Notez-le avec précision</text:span></text:p>
      <text:p text:style-name="P33"><text:span text:style-name="T69">- vos </text:span><text:span text:style-name="T22">transitions </text:span><text:span text:style-name="T29">: </text:span><text:span text:style-name="T30">vous vous assurez que votre progression logique a du sens. </text:span><text:span text:style-name="T31">Attention aux transitions artificielles, qui se contentent de répéter la thèse qui va suivre </text:span><text:span text:style-name="T32">sous forme interrogative (du type « mais ne pourrait-on pas dire que X ? », juste avant de poser la thèse X).</text:span><text:span text:style-name="T31"> </text:span><text:span text:style-name="T32">V</text:span><text:span text:style-name="T31">otre transition </text:span><text:span text:style-name="T32">doit exprimer un acte intellectuel de réflexion : on doit comprendre le raisonnement logique qui vous force à passer d’une idée à l’autre.</text:span></text:p>
      <text:p text:style-name="P26"/>
      <text:p text:style-name="P27">Si vous avez du temps, vous pouvez également préparer vos conclus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199aaf"/>
    </style:style>
    <style:style style:name="MP2" style:family="paragraph" style:parent-style-name="Footer">
      <style:paragraph-properties fo:text-align="end" style:justify-single-word="false"/>
    </style:style>
    <style:style style:name="MT1" style:family="text">
      <style:text-properties officeooo:rsid="00199aaf"/>
    </style:style>
    <style:style style:name="MT2" style:family="text">
      <style:text-properties officeooo:rsid="001d65e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éthodologie - Leçon </text:span><text:span text:style-name="MT2">4</text:span><text:span text:style-name="MT1"> : construire un plan</text:span></text:p>
      </style:header>
      <style:footer>
        <text:p text:style-name="MP2"><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11-24T23:19:35</meta:creation-date>
    <dc:date>2021-02-15T13:13:39.235000000</dc:date>
    <meta:editing-duration>PT2H25M41S</meta:editing-duration>
    <meta:editing-cycles>18</meta:editing-cycles>
    <meta:generator>LibreOffice/7.0.4.2$Windows_X86_64 LibreOffice_project/dcf040e67528d9187c66b2379df5ea4407429775</meta:generator>
    <meta:document-statistic meta:table-count="0" meta:image-count="0" meta:object-count="0" meta:page-count="3" meta:paragraph-count="45" meta:word-count="1249" meta:character-count="7517" meta:non-whitespace-character-count="6297"/>
  </office:meta>
</office:document-meta>
</file>